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odeData.AbstractNodeData( NodeState state , Node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odeData.setPrimaryParentId( NodeId primaryPar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getNod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setNodeDefinition( Node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getNod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AbstractNodeData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getPrimary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deData.getParen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